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0.921cm"/>
    </style:style>
    <style:style style:name="co5" style:family="table-column">
      <style:table-column-properties fo:break-before="auto" style:column-width="1.03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392cm"/>
    </style:style>
    <style:style style:name="co8" style:family="table-column">
      <style:table-column-properties fo:break-before="auto" style:column-width="1.337cm"/>
    </style:style>
    <style:style style:name="co9" style:family="table-column">
      <style:table-column-properties fo:break-before="auto" style:column-width="1.808cm"/>
    </style:style>
    <style:style style:name="co10" style:family="table-column">
      <style:table-column-properties fo:break-before="auto" style:column-width="8.662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UTC</text:p>
          </table:table-cell>
          <table:table-cell office:value-type="string">
            <text:p>Lat</text:p>
          </table:table-cell>
          <table:table-cell office:value-type="string">
            <text:p>N/S</text:p>
          </table:table-cell>
          <table:table-cell office:value-type="string">
            <text:p>Lon</text:p>
          </table:table-cell>
          <table:table-cell office:value-type="string">
            <text:p>E/W</text:p>
          </table:table-cell>
          <table:table-cell office:value-type="string">
            <text:p>knots</text:p>
          </table:table-cell>
          <table:table-cell office:value-type="string">
            <text:p>Alt</text:p>
          </table:table-cell>
          <table:table-cell office:value-type="string">
            <text:p>HDOP</text:p>
          </table:table-cell>
          <table:table-cell office:value-type="string">
            <text:p>Satellites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0:56:23</text:p>
          </table:table-cell>
          <table:table-cell office:value-type="string">
            <text:p>48.484055</text:p>
          </table:table-cell>
          <table:table-cell office:value-type="string">
            <text:p>N</text:p>
          </table:table-cell>
          <table:table-cell office:value-type="string">
            <text:p>16.471958</text:p>
          </table:table-cell>
          <table:table-cell office:value-type="string">
            <text:p>E</text:p>
          </table:table-cell>
          <table:table-cell office:value-type="string">
            <text:p>0.00</text:p>
          </table:table-cell>
          <table:table-cell office:value-type="string">
            <text:p>258.96</text:p>
          </table:table-cell>
          <table:table-cell office:value-type="string">
            <text:p>1.1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0:56:26</text:p>
          </table:table-cell>
          <table:table-cell office:value-type="string">
            <text:p>48.484008</text:p>
          </table:table-cell>
          <table:table-cell office:value-type="string">
            <text:p>N</text:p>
          </table:table-cell>
          <table:table-cell office:value-type="string">
            <text:p>16.472002</text:p>
          </table:table-cell>
          <table:table-cell office:value-type="string">
            <text:p>E</text:p>
          </table:table-cell>
          <table:table-cell office:value-type="string">
            <text:p>0.80</text:p>
          </table:table-cell>
          <table:table-cell office:value-type="string">
            <text:p>258.96</text:p>
          </table:table-cell>
          <table:table-cell office:value-type="string">
            <text:p>1.1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0:56:27</text:p>
          </table:table-cell>
          <table:table-cell office:value-type="string">
            <text:p>48.484003</text:p>
          </table:table-cell>
          <table:table-cell office:value-type="string">
            <text:p>N</text:p>
          </table:table-cell>
          <table:table-cell office:value-type="string">
            <text:p>16.471992</text:p>
          </table:table-cell>
          <table:table-cell office:value-type="string">
            <text:p>E</text:p>
          </table:table-cell>
          <table:table-cell office:value-type="string">
            <text:p>0.80</text:p>
          </table:table-cell>
          <table:table-cell office:value-type="string">
            <text:p>258.57</text:p>
          </table:table-cell>
          <table:table-cell office:value-type="string">
            <text:p>0.72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0:56:30</text:p>
          </table:table-cell>
          <table:table-cell office:value-type="string">
            <text:p>48.483969</text:p>
          </table:table-cell>
          <table:table-cell office:value-type="string">
            <text:p>N</text:p>
          </table:table-cell>
          <table:table-cell office:value-type="string">
            <text:p>16.471984</text:p>
          </table:table-cell>
          <table:table-cell office:value-type="string">
            <text:p>E</text:p>
          </table:table-cell>
          <table:table-cell office:value-type="string">
            <text:p>0.80</text:p>
          </table:table-cell>
          <table:table-cell office:value-type="string">
            <text:p>259.99</text:p>
          </table:table-cell>
          <table:table-cell office:value-type="string">
            <text:p>0.7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0:56:34</text:p>
          </table:table-cell>
          <table:table-cell office:value-type="string">
            <text:p>48.483921</text:p>
          </table:table-cell>
          <table:table-cell office:value-type="string">
            <text:p>N</text:p>
          </table:table-cell>
          <table:table-cell office:value-type="string">
            <text:p>16.471993</text:p>
          </table:table-cell>
          <table:table-cell office:value-type="string">
            <text:p>E</text:p>
          </table:table-cell>
          <table:table-cell office:value-type="string">
            <text:p>0.80</text:p>
          </table:table-cell>
          <table:table-cell office:value-type="string">
            <text:p>257.70</text:p>
          </table:table-cell>
          <table:table-cell office:value-type="string">
            <text:p>0.66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0:56:37</text:p>
          </table:table-cell>
          <table:table-cell office:value-type="string">
            <text:p>48.483917</text:p>
          </table:table-cell>
          <table:table-cell office:value-type="string">
            <text:p>N</text:p>
          </table:table-cell>
          <table:table-cell office:value-type="string">
            <text:p>16.472000</text:p>
          </table:table-cell>
          <table:table-cell office:value-type="string">
            <text:p>E</text:p>
          </table:table-cell>
          <table:table-cell office:value-type="string">
            <text:p>0.80</text:p>
          </table:table-cell>
          <table:table-cell office:value-type="string">
            <text:p>256.07</text:p>
          </table:table-cell>
          <table:table-cell office:value-type="string">
            <text:p>0.61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0:56:40</text:p>
          </table:table-cell>
          <table:table-cell office:value-type="string">
            <text:p>48.483926</text:p>
          </table:table-cell>
          <table:table-cell office:value-type="string">
            <text:p>N</text:p>
          </table:table-cell>
          <table:table-cell office:value-type="string">
            <text:p>16.472009</text:p>
          </table:table-cell>
          <table:table-cell office:value-type="string">
            <text:p>E</text:p>
          </table:table-cell>
          <table:table-cell office:value-type="string">
            <text:p>0.80</text:p>
          </table:table-cell>
          <table:table-cell office:value-type="string">
            <text:p>255.78</text:p>
          </table:table-cell>
          <table:table-cell office:value-type="string">
            <text:p>0.64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0:56:43</text:p>
          </table:table-cell>
          <table:table-cell office:value-type="string">
            <text:p>48.483931</text:p>
          </table:table-cell>
          <table:table-cell office:value-type="string">
            <text:p>N</text:p>
          </table:table-cell>
          <table:table-cell office:value-type="string">
            <text:p>16.472018</text:p>
          </table:table-cell>
          <table:table-cell office:value-type="string">
            <text:p>E</text:p>
          </table:table-cell>
          <table:table-cell office:value-type="string">
            <text:p>0.80</text:p>
          </table:table-cell>
          <table:table-cell office:value-type="string">
            <text:p>256.03</text:p>
          </table:table-cell>
          <table:table-cell office:value-type="string">
            <text:p>0.61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0:56:46</text:p>
          </table:table-cell>
          <table:table-cell office:value-type="string">
            <text:p>48.483937</text:p>
          </table:table-cell>
          <table:table-cell office:value-type="string">
            <text:p>N</text:p>
          </table:table-cell>
          <table:table-cell office:value-type="string">
            <text:p>16.472019</text:p>
          </table:table-cell>
          <table:table-cell office:value-type="string">
            <text:p>E</text:p>
          </table:table-cell>
          <table:table-cell office:value-type="string">
            <text:p>0.80</text:p>
          </table:table-cell>
          <table:table-cell office:value-type="string">
            <text:p>255.86</text:p>
          </table:table-cell>
          <table:table-cell office:value-type="string">
            <text:p>0.67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0:56:52</text:p>
          </table:table-cell>
          <table:table-cell office:value-type="string">
            <text:p>48.483940</text:p>
          </table:table-cell>
          <table:table-cell office:value-type="string">
            <text:p>N</text:p>
          </table:table-cell>
          <table:table-cell office:value-type="string">
            <text:p>16.472026</text:p>
          </table:table-cell>
          <table:table-cell office:value-type="string">
            <text:p>E</text:p>
          </table:table-cell>
          <table:table-cell office:value-type="string">
            <text:p>0.16</text:p>
          </table:table-cell>
          <table:table-cell office:value-type="string">
            <text:p>256.05</text:p>
          </table:table-cell>
          <table:table-cell office:value-type="string">
            <text:p>0.67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0:56:53</text:p>
          </table:table-cell>
          <table:table-cell office:value-type="string">
            <text:p>48.483939</text:p>
          </table:table-cell>
          <table:table-cell office:value-type="string">
            <text:p>N</text:p>
          </table:table-cell>
          <table:table-cell office:value-type="string">
            <text:p>16.472023</text:p>
          </table:table-cell>
          <table:table-cell office:value-type="string">
            <text:p>E</text:p>
          </table:table-cell>
          <table:table-cell office:value-type="string">
            <text:p>0.16</text:p>
          </table:table-cell>
          <table:table-cell office:value-type="string">
            <text:p>256.10</text:p>
          </table:table-cell>
          <table:table-cell office:value-type="string">
            <text:p>0.61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0:56:56</text:p>
          </table:table-cell>
          <table:table-cell office:value-type="string">
            <text:p>48.483952</text:p>
          </table:table-cell>
          <table:table-cell office:value-type="string">
            <text:p>N</text:p>
          </table:table-cell>
          <table:table-cell office:value-type="string">
            <text:p>16.472028</text:p>
          </table:table-cell>
          <table:table-cell office:value-type="string">
            <text:p>E</text:p>
          </table:table-cell>
          <table:table-cell office:value-type="string">
            <text:p>0.16</text:p>
          </table:table-cell>
          <table:table-cell office:value-type="string">
            <text:p>254.48</text:p>
          </table:table-cell>
          <table:table-cell office:value-type="string">
            <text:p>0.61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0:56:59</text:p>
          </table:table-cell>
          <table:table-cell office:value-type="string">
            <text:p>48.483954</text:p>
          </table:table-cell>
          <table:table-cell office:value-type="string">
            <text:p>N</text:p>
          </table:table-cell>
          <table:table-cell office:value-type="string">
            <text:p>16.472040</text:p>
          </table:table-cell>
          <table:table-cell office:value-type="string">
            <text:p>E</text:p>
          </table:table-cell>
          <table:table-cell office:value-type="string">
            <text:p>0.16</text:p>
          </table:table-cell>
          <table:table-cell office:value-type="string">
            <text:p>252.32</text:p>
          </table:table-cell>
          <table:table-cell office:value-type="string">
            <text:p>0.61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0:57:02</text:p>
          </table:table-cell>
          <table:table-cell office:value-type="string">
            <text:p>48.483956</text:p>
          </table:table-cell>
          <table:table-cell office:value-type="string">
            <text:p>N</text:p>
          </table:table-cell>
          <table:table-cell office:value-type="string">
            <text:p>16.472077</text:p>
          </table:table-cell>
          <table:table-cell office:value-type="string">
            <text:p>E</text:p>
          </table:table-cell>
          <table:table-cell office:value-type="string">
            <text:p>0.16</text:p>
          </table:table-cell>
          <table:table-cell office:value-type="string">
            <text:p>251.01</text:p>
          </table:table-cell>
          <table:table-cell office:value-type="string">
            <text:p>0.61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0:57:08</text:p>
          </table:table-cell>
          <table:table-cell office:value-type="string">
            <text:p>48.483953</text:p>
          </table:table-cell>
          <table:table-cell office:value-type="string">
            <text:p>N</text:p>
          </table:table-cell>
          <table:table-cell office:value-type="string">
            <text:p>16.472096</text:p>
          </table:table-cell>
          <table:table-cell office:value-type="string">
            <text:p>E</text:p>
          </table:table-cell>
          <table:table-cell office:value-type="string">
            <text:p>0.76</text:p>
          </table:table-cell>
          <table:table-cell office:value-type="string">
            <text:p>250.48</text:p>
          </table:table-cell>
          <table:table-cell office:value-type="string">
            <text:p>0.61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0:57:09</text:p>
          </table:table-cell>
          <table:table-cell office:value-type="string">
            <text:p>48.483952</text:p>
          </table:table-cell>
          <table:table-cell office:value-type="string">
            <text:p>N</text:p>
          </table:table-cell>
          <table:table-cell office:value-type="string">
            <text:p>16.472090</text:p>
          </table:table-cell>
          <table:table-cell office:value-type="string">
            <text:p>E</text:p>
          </table:table-cell>
          <table:table-cell office:value-type="string">
            <text:p>0.76</text:p>
          </table:table-cell>
          <table:table-cell office:value-type="string">
            <text:p>250.34</text:p>
          </table:table-cell>
          <table:table-cell office:value-type="string">
            <text:p>0.61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0:57:12</text:p>
          </table:table-cell>
          <table:table-cell office:value-type="string">
            <text:p>48.483944</text:p>
          </table:table-cell>
          <table:table-cell office:value-type="string">
            <text:p>N</text:p>
          </table:table-cell>
          <table:table-cell office:value-type="string">
            <text:p>16.472073</text:p>
          </table:table-cell>
          <table:table-cell office:value-type="string">
            <text:p>E</text:p>
          </table:table-cell>
          <table:table-cell office:value-type="string">
            <text:p>0.76</text:p>
          </table:table-cell>
          <table:table-cell office:value-type="string">
            <text:p>250.31</text:p>
          </table:table-cell>
          <table:table-cell office:value-type="string">
            <text:p>0.61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0:57:15</text:p>
          </table:table-cell>
          <table:table-cell office:value-type="string">
            <text:p>48.483918</text:p>
          </table:table-cell>
          <table:table-cell office:value-type="string">
            <text:p>N</text:p>
          </table:table-cell>
          <table:table-cell office:value-type="string">
            <text:p>16.472061</text:p>
          </table:table-cell>
          <table:table-cell office:value-type="string">
            <text:p>E</text:p>
          </table:table-cell>
          <table:table-cell office:value-type="string">
            <text:p>0.76</text:p>
          </table:table-cell>
          <table:table-cell office:value-type="string">
            <text:p>250.13</text:p>
          </table:table-cell>
          <table:table-cell office:value-type="string">
            <text:p>0.61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0:57:22</text:p>
          </table:table-cell>
          <table:table-cell office:value-type="string">
            <text:p>48.483895</text:p>
          </table:table-cell>
          <table:table-cell office:value-type="string">
            <text:p>N</text:p>
          </table:table-cell>
          <table:table-cell office:value-type="string">
            <text:p>16.472062</text:p>
          </table:table-cell>
          <table:table-cell office:value-type="string">
            <text:p>E</text:p>
          </table:table-cell>
          <table:table-cell office:value-type="string">
            <text:p>0.76</text:p>
          </table:table-cell>
          <table:table-cell office:value-type="string">
            <text:p>251.76</text:p>
          </table:table-cell>
          <table:table-cell office:value-type="string">
            <text:p>0.61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1:33</text:p>
          </table:table-cell>
          <table:table-cell office:value-type="string">
            <text:p>48.483821</text:p>
          </table:table-cell>
          <table:table-cell office:value-type="string">
            <text:p>N</text:p>
          </table:table-cell>
          <table:table-cell office:value-type="string">
            <text:p>16.472041</text:p>
          </table:table-cell>
          <table:table-cell office:value-type="string">
            <text:p>E</text:p>
          </table:table-cell>
          <table:table-cell office:value-type="string">
            <text:p>0.00</text:p>
          </table:table-cell>
          <table:table-cell office:value-type="string">
            <text:p>256.61</text:p>
          </table:table-cell>
          <table:table-cell office:value-type="string">
            <text:p>1.09</text:p>
          </table:table-cell>
          <table:table-cell office:value-type="float" office:value="6">
            <text:p>6</text:p>
          </table:table-cell>
          <table:table-cell office:value-type="string">
            <text:p>am Fenster, Zimmer Daniel, stark bewölkter Himmel</text:p>
          </table:table-cell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1:37</text:p>
          </table:table-cell>
          <table:table-cell office:value-type="string">
            <text:p>48.483799</text:p>
          </table:table-cell>
          <table:table-cell office:value-type="string">
            <text:p>N</text:p>
          </table:table-cell>
          <table:table-cell office:value-type="string">
            <text:p>16.472024</text:p>
          </table:table-cell>
          <table:table-cell office:value-type="string">
            <text:p>E</text:p>
          </table:table-cell>
          <table:table-cell office:value-type="string">
            <text:p>0.00</text:p>
          </table:table-cell>
          <table:table-cell office:value-type="string">
            <text:p>259.50</text:p>
          </table:table-cell>
          <table:table-cell office:value-type="string">
            <text:p>0.9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1:41</text:p>
          </table:table-cell>
          <table:table-cell office:value-type="string">
            <text:p>48.483816</text:p>
          </table:table-cell>
          <table:table-cell office:value-type="string">
            <text:p>N</text:p>
          </table:table-cell>
          <table:table-cell office:value-type="string">
            <text:p>16.472059</text:p>
          </table:table-cell>
          <table:table-cell office:value-type="string">
            <text:p>E</text:p>
          </table:table-cell>
          <table:table-cell office:value-type="string">
            <text:p>0.00</text:p>
          </table:table-cell>
          <table:table-cell office:value-type="string">
            <text:p>255.39</text:p>
          </table:table-cell>
          <table:table-cell office:value-type="string">
            <text:p>0.9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1:45</text:p>
          </table:table-cell>
          <table:table-cell office:value-type="string">
            <text:p>48.483821</text:p>
          </table:table-cell>
          <table:table-cell office:value-type="string">
            <text:p>N</text:p>
          </table:table-cell>
          <table:table-cell office:value-type="string">
            <text:p>16.472084</text:p>
          </table:table-cell>
          <table:table-cell office:value-type="string">
            <text:p>E</text:p>
          </table:table-cell>
          <table:table-cell office:value-type="string">
            <text:p>0.00</text:p>
          </table:table-cell>
          <table:table-cell office:value-type="string">
            <text:p>253.47</text:p>
          </table:table-cell>
          <table:table-cell office:value-type="string">
            <text:p>0.9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1:49</text:p>
          </table:table-cell>
          <table:table-cell office:value-type="string">
            <text:p>48.483848</text:p>
          </table:table-cell>
          <table:table-cell office:value-type="string">
            <text:p>N</text:p>
          </table:table-cell>
          <table:table-cell office:value-type="string">
            <text:p>16.472084</text:p>
          </table:table-cell>
          <table:table-cell office:value-type="string">
            <text:p>E</text:p>
          </table:table-cell>
          <table:table-cell office:value-type="string">
            <text:p>0.00</text:p>
          </table:table-cell>
          <table:table-cell office:value-type="string">
            <text:p>251.00</text:p>
          </table:table-cell>
          <table:table-cell office:value-type="string">
            <text:p>0.88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1:53</text:p>
          </table:table-cell>
          <table:table-cell office:value-type="string">
            <text:p>48.483849</text:p>
          </table:table-cell>
          <table:table-cell office:value-type="string">
            <text:p>N</text:p>
          </table:table-cell>
          <table:table-cell office:value-type="string">
            <text:p>16.472084</text:p>
          </table:table-cell>
          <table:table-cell office:value-type="string">
            <text:p>E</text:p>
          </table:table-cell>
          <table:table-cell office:value-type="string">
            <text:p>0.00</text:p>
          </table:table-cell>
          <table:table-cell office:value-type="string">
            <text:p>250.33</text:p>
          </table:table-cell>
          <table:table-cell office:value-type="string">
            <text:p>0.88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1:57</text:p>
          </table:table-cell>
          <table:table-cell office:value-type="string">
            <text:p>48.483849</text:p>
          </table:table-cell>
          <table:table-cell office:value-type="string">
            <text:p>N</text:p>
          </table:table-cell>
          <table:table-cell office:value-type="string">
            <text:p>16.472003</text:p>
          </table:table-cell>
          <table:table-cell office:value-type="string">
            <text:p>E</text:p>
          </table:table-cell>
          <table:table-cell office:value-type="string">
            <text:p>0.00</text:p>
          </table:table-cell>
          <table:table-cell office:value-type="string">
            <text:p>259.71</text:p>
          </table:table-cell>
          <table:table-cell office:value-type="string">
            <text:p>0.84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2:01</text:p>
          </table:table-cell>
          <table:table-cell office:value-type="string">
            <text:p>48.483875</text:p>
          </table:table-cell>
          <table:table-cell office:value-type="string">
            <text:p>N</text:p>
          </table:table-cell>
          <table:table-cell office:value-type="string">
            <text:p>16.471987</text:p>
          </table:table-cell>
          <table:table-cell office:value-type="string">
            <text:p>E</text:p>
          </table:table-cell>
          <table:table-cell office:value-type="string">
            <text:p>0.00</text:p>
          </table:table-cell>
          <table:table-cell office:value-type="string">
            <text:p>263.63</text:p>
          </table:table-cell>
          <table:table-cell office:value-type="string">
            <text:p>0.98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2:05</text:p>
          </table:table-cell>
          <table:table-cell office:value-type="string">
            <text:p>48.483867</text:p>
          </table:table-cell>
          <table:table-cell office:value-type="string">
            <text:p>N</text:p>
          </table:table-cell>
          <table:table-cell office:value-type="string">
            <text:p>16.471982</text:p>
          </table:table-cell>
          <table:table-cell office:value-type="string">
            <text:p>E</text:p>
          </table:table-cell>
          <table:table-cell office:value-type="string">
            <text:p>0.00</text:p>
          </table:table-cell>
          <table:table-cell office:value-type="string">
            <text:p>264.08</text:p>
          </table:table-cell>
          <table:table-cell office:value-type="string">
            <text:p>0.76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2:09</text:p>
          </table:table-cell>
          <table:table-cell office:value-type="string">
            <text:p>48.483847</text:p>
          </table:table-cell>
          <table:table-cell office:value-type="string">
            <text:p>N</text:p>
          </table:table-cell>
          <table:table-cell office:value-type="string">
            <text:p>16.471999</text:p>
          </table:table-cell>
          <table:table-cell office:value-type="string">
            <text:p>E</text:p>
          </table:table-cell>
          <table:table-cell office:value-type="string">
            <text:p>0.00</text:p>
          </table:table-cell>
          <table:table-cell office:value-type="string">
            <text:p>263.70</text:p>
          </table:table-cell>
          <table:table-cell office:value-type="string">
            <text:p>0.8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2:13</text:p>
          </table:table-cell>
          <table:table-cell office:value-type="string">
            <text:p>48.483828</text:p>
          </table:table-cell>
          <table:table-cell office:value-type="string">
            <text:p>N</text:p>
          </table:table-cell>
          <table:table-cell office:value-type="string">
            <text:p>16.472004</text:p>
          </table:table-cell>
          <table:table-cell office:value-type="string">
            <text:p>E</text:p>
          </table:table-cell>
          <table:table-cell office:value-type="string">
            <text:p>0.00</text:p>
          </table:table-cell>
          <table:table-cell office:value-type="string">
            <text:p>264.06</text:p>
          </table:table-cell>
          <table:table-cell office:value-type="string">
            <text:p>0.8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2:17</text:p>
          </table:table-cell>
          <table:table-cell office:value-type="string">
            <text:p>48.483822</text:p>
          </table:table-cell>
          <table:table-cell office:value-type="string">
            <text:p>N</text:p>
          </table:table-cell>
          <table:table-cell office:value-type="string">
            <text:p>16.472009</text:p>
          </table:table-cell>
          <table:table-cell office:value-type="string">
            <text:p>E</text:p>
          </table:table-cell>
          <table:table-cell office:value-type="string">
            <text:p>0.00</text:p>
          </table:table-cell>
          <table:table-cell office:value-type="string">
            <text:p>264.06</text:p>
          </table:table-cell>
          <table:table-cell office:value-type="string">
            <text:p>0.8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2:21</text:p>
          </table:table-cell>
          <table:table-cell office:value-type="string">
            <text:p>48.483807</text:p>
          </table:table-cell>
          <table:table-cell office:value-type="string">
            <text:p>N</text:p>
          </table:table-cell>
          <table:table-cell office:value-type="string">
            <text:p>16.472012</text:p>
          </table:table-cell>
          <table:table-cell office:value-type="string">
            <text:p>E</text:p>
          </table:table-cell>
          <table:table-cell office:value-type="string">
            <text:p>0.00</text:p>
          </table:table-cell>
          <table:table-cell office:value-type="string">
            <text:p>264.58</text:p>
          </table:table-cell>
          <table:table-cell office:value-type="string">
            <text:p>0.8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2:24</text:p>
          </table:table-cell>
          <table:table-cell office:value-type="string">
            <text:p>48.483802</text:p>
          </table:table-cell>
          <table:table-cell office:value-type="string">
            <text:p>N</text:p>
          </table:table-cell>
          <table:table-cell office:value-type="string">
            <text:p>16.472011</text:p>
          </table:table-cell>
          <table:table-cell office:value-type="string">
            <text:p>E</text:p>
          </table:table-cell>
          <table:table-cell office:value-type="string">
            <text:p>0.15</text:p>
          </table:table-cell>
          <table:table-cell office:value-type="string">
            <text:p>264.58</text:p>
          </table:table-cell>
          <table:table-cell office:value-type="string">
            <text:p>0.8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2:25</text:p>
          </table:table-cell>
          <table:table-cell office:value-type="string">
            <text:p>48.483808</text:p>
          </table:table-cell>
          <table:table-cell office:value-type="string">
            <text:p>N</text:p>
          </table:table-cell>
          <table:table-cell office:value-type="string">
            <text:p>16.472014</text:p>
          </table:table-cell>
          <table:table-cell office:value-type="string">
            <text:p>E</text:p>
          </table:table-cell>
          <table:table-cell office:value-type="string">
            <text:p>0.15</text:p>
          </table:table-cell>
          <table:table-cell office:value-type="string">
            <text:p>265.24</text:p>
          </table:table-cell>
          <table:table-cell office:value-type="string">
            <text:p>0.8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2:28</text:p>
          </table:table-cell>
          <table:table-cell office:value-type="string">
            <text:p>48.483824</text:p>
          </table:table-cell>
          <table:table-cell office:value-type="string">
            <text:p>N</text:p>
          </table:table-cell>
          <table:table-cell office:value-type="string">
            <text:p>16.472020</text:p>
          </table:table-cell>
          <table:table-cell office:value-type="string">
            <text:p>E</text:p>
          </table:table-cell>
          <table:table-cell office:value-type="string">
            <text:p>0.15</text:p>
          </table:table-cell>
          <table:table-cell office:value-type="string">
            <text:p>265.47</text:p>
          </table:table-cell>
          <table:table-cell office:value-type="string">
            <text:p>0.8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2:33</text:p>
          </table:table-cell>
          <table:table-cell office:value-type="string">
            <text:p>48.483842</text:p>
          </table:table-cell>
          <table:table-cell office:value-type="string">
            <text:p>N</text:p>
          </table:table-cell>
          <table:table-cell office:value-type="string">
            <text:p>16.472024</text:p>
          </table:table-cell>
          <table:table-cell office:value-type="string">
            <text:p>E</text:p>
          </table:table-cell>
          <table:table-cell office:value-type="string">
            <text:p>0.45</text:p>
          </table:table-cell>
          <table:table-cell office:value-type="string">
            <text:p>265.51</text:p>
          </table:table-cell>
          <table:table-cell office:value-type="string">
            <text:p>0.8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2:34</text:p>
          </table:table-cell>
          <table:table-cell office:value-type="string">
            <text:p>48.483845</text:p>
          </table:table-cell>
          <table:table-cell office:value-type="string">
            <text:p>N</text:p>
          </table:table-cell>
          <table:table-cell office:value-type="string">
            <text:p>16.472023</text:p>
          </table:table-cell>
          <table:table-cell office:value-type="string">
            <text:p>E</text:p>
          </table:table-cell>
          <table:table-cell office:value-type="string">
            <text:p>0.45</text:p>
          </table:table-cell>
          <table:table-cell office:value-type="string">
            <text:p>265.30</text:p>
          </table:table-cell>
          <table:table-cell office:value-type="string">
            <text:p>0.8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2:38</text:p>
          </table:table-cell>
          <table:table-cell office:value-type="string">
            <text:p>48.483866</text:p>
          </table:table-cell>
          <table:table-cell office:value-type="string">
            <text:p>N</text:p>
          </table:table-cell>
          <table:table-cell office:value-type="string">
            <text:p>16.472019</text:p>
          </table:table-cell>
          <table:table-cell office:value-type="string">
            <text:p>E</text:p>
          </table:table-cell>
          <table:table-cell office:value-type="string">
            <text:p>0.45</text:p>
          </table:table-cell>
          <table:table-cell office:value-type="string">
            <text:p>264.39</text:p>
          </table:table-cell>
          <table:table-cell office:value-type="string">
            <text:p>0.8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2:41</text:p>
          </table:table-cell>
          <table:table-cell office:value-type="string">
            <text:p>48.483913</text:p>
          </table:table-cell>
          <table:table-cell office:value-type="string">
            <text:p>N</text:p>
          </table:table-cell>
          <table:table-cell office:value-type="string">
            <text:p>16.472019</text:p>
          </table:table-cell>
          <table:table-cell office:value-type="string">
            <text:p>E</text:p>
          </table:table-cell>
          <table:table-cell office:value-type="string">
            <text:p>0.45</text:p>
          </table:table-cell>
          <table:table-cell office:value-type="string">
            <text:p>262.50</text:p>
          </table:table-cell>
          <table:table-cell office:value-type="string">
            <text:p>0.8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2:44</text:p>
          </table:table-cell>
          <table:table-cell office:value-type="string">
            <text:p>48.483904</text:p>
          </table:table-cell>
          <table:table-cell office:value-type="string">
            <text:p>N</text:p>
          </table:table-cell>
          <table:table-cell office:value-type="string">
            <text:p>16.472024</text:p>
          </table:table-cell>
          <table:table-cell office:value-type="string">
            <text:p>E</text:p>
          </table:table-cell>
          <table:table-cell office:value-type="string">
            <text:p>0.45</text:p>
          </table:table-cell>
          <table:table-cell office:value-type="string">
            <text:p>262.18</text:p>
          </table:table-cell>
          <table:table-cell office:value-type="string">
            <text:p>0.8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2:47</text:p>
          </table:table-cell>
          <table:table-cell office:value-type="string">
            <text:p>48.483895</text:p>
          </table:table-cell>
          <table:table-cell office:value-type="string">
            <text:p>N</text:p>
          </table:table-cell>
          <table:table-cell office:value-type="string">
            <text:p>16.472014</text:p>
          </table:table-cell>
          <table:table-cell office:value-type="string">
            <text:p>E</text:p>
          </table:table-cell>
          <table:table-cell office:value-type="string">
            <text:p>0.45</text:p>
          </table:table-cell>
          <table:table-cell office:value-type="string">
            <text:p>261.62</text:p>
          </table:table-cell>
          <table:table-cell office:value-type="string">
            <text:p>0.8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2:50</text:p>
          </table:table-cell>
          <table:table-cell office:value-type="string">
            <text:p>48.483896</text:p>
          </table:table-cell>
          <table:table-cell office:value-type="string">
            <text:p>N</text:p>
          </table:table-cell>
          <table:table-cell office:value-type="string">
            <text:p>16.472000</text:p>
          </table:table-cell>
          <table:table-cell office:value-type="string">
            <text:p>E</text:p>
          </table:table-cell>
          <table:table-cell office:value-type="string">
            <text:p>0.45</text:p>
          </table:table-cell>
          <table:table-cell office:value-type="string">
            <text:p>260.92</text:p>
          </table:table-cell>
          <table:table-cell office:value-type="string">
            <text:p>0.8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2:53</text:p>
          </table:table-cell>
          <table:table-cell office:value-type="string">
            <text:p>48.483884</text:p>
          </table:table-cell>
          <table:table-cell office:value-type="string">
            <text:p>N</text:p>
          </table:table-cell>
          <table:table-cell office:value-type="string">
            <text:p>16.471996</text:p>
          </table:table-cell>
          <table:table-cell office:value-type="string">
            <text:p>E</text:p>
          </table:table-cell>
          <table:table-cell office:value-type="string">
            <text:p>0.45</text:p>
          </table:table-cell>
          <table:table-cell office:value-type="string">
            <text:p>260.87</text:p>
          </table:table-cell>
          <table:table-cell office:value-type="string">
            <text:p>0.8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2:57</text:p>
          </table:table-cell>
          <table:table-cell office:value-type="string">
            <text:p>48.483872</text:p>
          </table:table-cell>
          <table:table-cell office:value-type="string">
            <text:p>N</text:p>
          </table:table-cell>
          <table:table-cell office:value-type="string">
            <text:p>16.472000</text:p>
          </table:table-cell>
          <table:table-cell office:value-type="string">
            <text:p>E</text:p>
          </table:table-cell>
          <table:table-cell office:value-type="string">
            <text:p>0.45</text:p>
          </table:table-cell>
          <table:table-cell office:value-type="string">
            <text:p>260.74</text:p>
          </table:table-cell>
          <table:table-cell office:value-type="string">
            <text:p>0.8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3:00</text:p>
          </table:table-cell>
          <table:table-cell office:value-type="string">
            <text:p>48.483860</text:p>
          </table:table-cell>
          <table:table-cell office:value-type="string">
            <text:p>N</text:p>
          </table:table-cell>
          <table:table-cell office:value-type="string">
            <text:p>16.471996</text:p>
          </table:table-cell>
          <table:table-cell office:value-type="string">
            <text:p>E</text:p>
          </table:table-cell>
          <table:table-cell office:value-type="string">
            <text:p>0.45</text:p>
          </table:table-cell>
          <table:table-cell office:value-type="string">
            <text:p>260.85</text:p>
          </table:table-cell>
          <table:table-cell office:value-type="string">
            <text:p>0.8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3:03</text:p>
          </table:table-cell>
          <table:table-cell office:value-type="string">
            <text:p>48.483865</text:p>
          </table:table-cell>
          <table:table-cell office:value-type="string">
            <text:p>N</text:p>
          </table:table-cell>
          <table:table-cell office:value-type="string">
            <text:p>16.471960</text:p>
          </table:table-cell>
          <table:table-cell office:value-type="string">
            <text:p>E</text:p>
          </table:table-cell>
          <table:table-cell office:value-type="string">
            <text:p>0.45</text:p>
          </table:table-cell>
          <table:table-cell office:value-type="string">
            <text:p>261.17</text:p>
          </table:table-cell>
          <table:table-cell office:value-type="string">
            <text:p>0.8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2025/1/15</text:p>
          </table:table-cell>
          <table:table-cell office:value-type="string">
            <text:p>09:13:06</text:p>
          </table:table-cell>
          <table:table-cell office:value-type="string">
            <text:p>48.483860</text:p>
          </table:table-cell>
          <table:table-cell office:value-type="string">
            <text:p>N</text:p>
          </table:table-cell>
          <table:table-cell office:value-type="string">
            <text:p>16.471946</text:p>
          </table:table-cell>
          <table:table-cell office:value-type="string">
            <text:p>E</text:p>
          </table:table-cell>
          <table:table-cell office:value-type="string">
            <text:p>0.45</text:p>
          </table:table-cell>
          <table:table-cell office:value-type="string">
            <text:p>261.41</text:p>
          </table:table-cell>
          <table:table-cell office:value-type="string">
            <text:p>0.81</text:p>
          </table:table-cell>
          <table:table-cell office:value-type="float" office:value="11">
            <text:p>11</text:p>
          </table:table-cell>
          <table:table-cell office:value-type="string">
            <text:p>am Fenster, Zimmer Daniel, stark bewölkter Himmel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5">15.01.2025</text:date>, <text:time>10:27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2" meta:object-count="0"/>
    <meta:generator>OpenOffice/4.1.13$Win32 OpenOffice.org_project/4113m1$Build-9810</meta:generator>
  </office:meta>
</office:document-meta>
</file>